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19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00">
      <style:table-cell-properties fo:border="0.06pt solid #000000"/>
    </style:style>
    <style:style style:name="ce4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  <style:text-properties style:font-name="Nimbus Sans L1" style:font-name-asian="Nimbus Sans L1" style:font-name-complex="Nimbus Sans L1"/>
    </style:style>
    <style:style style:name="ce5" style:family="table-cell" style:parent-style-name="Default" style:data-style-name="N1012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122"/>
    <style:style style:name="ce7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Sans L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6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p=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[.B1]*13.55*9.819/1000" office:value-type="float" office:value="100.98301455" calcext:value-type="float">
            <text:p>100.98301455</text:p>
          </table:table-cell>
          <table:table-cell table:number-columns-repeated="3"/>
          <table:table-cell office:value-type="float" office:value="759" calcext:value-type="float">
            <text:p>75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1=</text:p>
          </table:table-cell>
          <table:table-cell office:value-type="float" office:value="19.2" calcext:value-type="float">
            <text:p>19.2</text:p>
          </table:table-cell>
          <table:table-cell table:number-columns-repeated="5"/>
          <table:table-cell office:value-type="float" office:value="19.2" calcext:value-type="float">
            <text:p>1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style-name="ce4" office:value-type="string" calcext:value-type="string">
            <text:p>∆p1, кПа</text:p>
          </table:table-cell>
          <table:table-cell table:style-name="ce4" office:value-type="string" calcext:value-type="string">
            <text:p>∆p2, кПа</text:p>
          </table:table-cell>
          <table:table-cell table:style-name="ce2" office:value-type="string" calcext:value-type="string">
            <text:p>p, кПа</text:p>
          </table:table-cell>
          <table:table-cell table:style-name="ce7" office:value-type="string" calcext:value-type="string">
            <text:p>1/p, кПа^-1</text:p>
          </table:table-cell>
          <table:table-cell/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29.3" calcext:value-type="float">
            <text:p>29.3</text:p>
          </table:table-cell>
          <table:table-cell table:style-name="ce5" office:value-type="float" office:value="30.8" calcext:value-type="float">
            <text:p>30.8</text:p>
          </table:table-cell>
          <table:table-cell table:style-name="ce2" table:formula="of:=([.C5]+[.D5])/2+[.$D$1]" office:value-type="float" office:value="131.03301455" calcext:value-type="float">
            <text:p>131.03301455</text:p>
          </table:table-cell>
          <table:table-cell table:style-name="ce7" table:formula="of:=[.E5]^-1" office:value-type="float" office:value="0.00763166445826076" calcext:value-type="float">
            <text:p>0.007631664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14,2</text:p>
          </table:table-cell>
          <table:table-cell table:style-name="ce5" office:value-type="string" calcext:value-type="string">
            <text:p>14,3</text:p>
          </table:table-cell>
          <table:table-cell table:style-name="ce2" table:formula="of:=([.C6]+[.D6])/2+[.$D$1]" office:value-type="float" office:value="115.23301455" calcext:value-type="float">
            <text:p>115.23301455</text:p>
          </table:table-cell>
          <table:table-cell table:style-name="ce7" table:formula="of:=[.E6]^-1" office:value-type="float" office:value="0.00867806855444276" calcext:value-type="float">
            <text:p>0.0086780686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7.4" calcext:value-type="float">
            <text:p>7.4</text:p>
          </table:table-cell>
          <table:table-cell table:style-name="ce5" office:value-type="float" office:value="6.2" calcext:value-type="float">
            <text:p>6.2</text:p>
          </table:table-cell>
          <table:table-cell table:style-name="ce2" table:formula="of:=([.C7]+[.D7])/2+[.$D$1]" office:value-type="float" office:value="107.78301455" calcext:value-type="float">
            <text:p>107.78301455</text:p>
          </table:table-cell>
          <table:table-cell table:style-name="ce7" table:formula="of:=[.E7]^-1" office:value-type="float" office:value="0.00927789971522929" calcext:value-type="float">
            <text:p>0.009277899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-8" calcext:value-type="float">
            <text:p>-8.0</text:p>
          </table:table-cell>
          <table:table-cell table:style-name="ce5" office:value-type="float" office:value="-7" calcext:value-type="float">
            <text:p>-7.0</text:p>
          </table:table-cell>
          <table:table-cell table:style-name="ce2" table:formula="of:=([.C8]+[.D8])/2+[.$D$1]" office:value-type="float" office:value="93.48301455" calcext:value-type="float">
            <text:p>93.48301455</text:p>
          </table:table-cell>
          <table:table-cell table:style-name="ce7" table:formula="of:=[.E8]^-1" office:value-type="float" office:value="0.0106971304339479" calcext:value-type="float">
            <text:p>0.0106971304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-18.5" calcext:value-type="float">
            <text:p>-18.5</text:p>
          </table:table-cell>
          <table:table-cell table:style-name="ce5" office:value-type="float" office:value="-18.1" calcext:value-type="float">
            <text:p>-18.1</text:p>
          </table:table-cell>
          <table:table-cell table:style-name="ce2" table:formula="of:=([.C9]+[.D9])/2+[.$D$1]" office:value-type="float" office:value="82.68301455" calcext:value-type="float">
            <text:p>82.68301455</text:p>
          </table:table-cell>
          <table:table-cell table:style-name="ce7" table:formula="of:=[.E9]^-1" office:value-type="float" office:value="0.0120943824489524" calcext:value-type="float">
            <text:p>0.0120943824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-26.3" calcext:value-type="float">
            <text:p>-26.3</text:p>
          </table:table-cell>
          <table:table-cell table:style-name="ce5" office:value-type="float" office:value="-26.5" calcext:value-type="float">
            <text:p>-26.5</text:p>
          </table:table-cell>
          <table:table-cell table:style-name="ce2" table:formula="of:=([.C10]+[.D10])/2+[.$D$1]" office:value-type="float" office:value="74.58301455" calcext:value-type="float">
            <text:p>74.58301455</text:p>
          </table:table-cell>
          <table:table-cell table:style-name="ce7" table:formula="of:=[.E10]^-1" office:value-type="float" office:value="0.0134078785368699" calcext:value-type="float">
            <text:p>0.013407878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-31.5" calcext:value-type="float">
            <text:p>-31.5</text:p>
          </table:table-cell>
          <table:table-cell table:style-name="ce5" office:value-type="float" office:value="-31.8" calcext:value-type="float">
            <text:p>-31.8</text:p>
          </table:table-cell>
          <table:table-cell table:style-name="ce2" table:formula="of:=([.C11]+[.D11])/2+[.$D$1]" office:value-type="float" office:value="69.33301455" calcext:value-type="float">
            <text:p>69.33301455</text:p>
          </table:table-cell>
          <table:table-cell table:style-name="ce7" table:formula="of:=[.E11]^-1" office:value-type="float" office:value="0.0144231432383319" calcext:value-type="float">
            <text:p>0.0144231432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1=</text:p>
          </table:table-cell>
          <table:table-cell office:value-type="float" office:value="27.4" calcext:value-type="float">
            <text:p>27.4</text:p>
          </table:table-cell>
          <table:table-cell table:number-columns-repeated="5"/>
          <table:table-cell office:value-type="float" office:value="27.4" calcext:value-type="float">
            <text:p>2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style-name="ce4" office:value-type="string" calcext:value-type="string">
            <text:p>∆p1, кПа</text:p>
          </table:table-cell>
          <table:table-cell table:style-name="ce4" office:value-type="string" calcext:value-type="string">
            <text:p>∆p2, кПа</text:p>
          </table:table-cell>
          <table:table-cell table:style-name="ce2" office:value-type="string" calcext:value-type="string">
            <text:p>p, кПа</text:p>
          </table:table-cell>
          <table:table-cell table:style-name="ce7" office:value-type="string" calcext:value-type="string">
            <text:p>1/p, кПа^-1</text:p>
          </table:table-cell>
          <table:table-cell/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34.6" calcext:value-type="float">
            <text:p>34.6</text:p>
          </table:table-cell>
          <table:table-cell table:style-name="ce5" office:value-type="float" office:value="34.5" calcext:value-type="float">
            <text:p>34.5</text:p>
          </table:table-cell>
          <table:table-cell table:style-name="ce2" table:formula="of:=([.C15]+[.D15])/2+[.$D$1]" office:value-type="float" office:value="135.53301455" calcext:value-type="float">
            <text:p>135.53301455</text:p>
          </table:table-cell>
          <table:table-cell table:style-name="ce7" table:formula="of:=[.E15]^-1" office:value-type="float" office:value="0.00737827608513117" calcext:value-type="float">
            <text:p>0.0073782761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16.5" calcext:value-type="float">
            <text:p>16.5</text:p>
          </table:table-cell>
          <table:table-cell table:style-name="ce2" table:formula="of:=([.C16]+[.D16])/2+[.$D$1]" office:value-type="float" office:value="117.63301455" calcext:value-type="float">
            <text:p>117.63301455</text:p>
          </table:table-cell>
          <table:table-cell table:style-name="ce7" table:formula="of:=[.E16]^-1" office:value-type="float" office:value="0.00850101481990797" calcext:value-type="float">
            <text:p>0.0085010148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3" calcext:value-type="float">
            <text:p>3.0</text:p>
          </table:table-cell>
          <table:table-cell table:style-name="ce5" office:value-type="float" office:value="3.6" calcext:value-type="float">
            <text:p>3.6</text:p>
          </table:table-cell>
          <table:table-cell table:style-name="ce2" table:formula="of:=([.C17]+[.D17])/2+[.$D$1]" office:value-type="float" office:value="104.28301455" calcext:value-type="float">
            <text:p>104.28301455</text:p>
          </table:table-cell>
          <table:table-cell table:style-name="ce7" table:formula="of:=[.E17]^-1" office:value-type="float" office:value="0.00958928934223066" calcext:value-type="float">
            <text:p>0.0095892893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-7.3" calcext:value-type="float">
            <text:p>-7.3</text:p>
          </table:table-cell>
          <table:table-cell table:style-name="ce5" office:value-type="float" office:value="-7.5" calcext:value-type="float">
            <text:p>-7.5</text:p>
          </table:table-cell>
          <table:table-cell table:style-name="ce2" table:formula="of:=([.C18]+[.D18])/2+[.$D$1]" office:value-type="float" office:value="93.58301455" calcext:value-type="float">
            <text:p>93.58301455</text:p>
          </table:table-cell>
          <table:table-cell table:style-name="ce7" table:formula="of:=[.E18]^-1" office:value-type="float" office:value="0.0106856998014924" calcext:value-type="float">
            <text:p>0.0106856998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-16.4" calcext:value-type="float">
            <text:p>-16.4</text:p>
          </table:table-cell>
          <table:table-cell table:style-name="ce5" office:value-type="float" office:value="-16.3" calcext:value-type="float">
            <text:p>-16.3</text:p>
          </table:table-cell>
          <table:table-cell table:style-name="ce2" table:formula="of:=([.C19]+[.D19])/2+[.$D$1]" office:value-type="float" office:value="84.63301455" calcext:value-type="float">
            <text:p>84.63301455</text:p>
          </table:table-cell>
          <table:table-cell table:style-name="ce7" table:formula="of:=[.E19]^-1" office:value-type="float" office:value="0.0118157199683489" calcext:value-type="float">
            <text:p>0.011815720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5" office:value-type="float" office:value="-23.8" calcext:value-type="float">
            <text:p>-23.8</text:p>
          </table:table-cell>
          <table:table-cell table:style-name="ce2" table:formula="of:=([.C20]+[.D20])/2+[.$D$1]" office:value-type="float" office:value="77.18301455" calcext:value-type="float">
            <text:p>77.18301455</text:p>
          </table:table-cell>
          <table:table-cell table:style-name="ce7" table:formula="of:=[.E20]^-1" office:value-type="float" office:value="0.0129562184870635" calcext:value-type="float">
            <text:p>0.012956218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-30.2" calcext:value-type="float">
            <text:p>-30.2</text:p>
          </table:table-cell>
          <table:table-cell table:style-name="ce5" office:value-type="float" office:value="-30.1" calcext:value-type="float">
            <text:p>-30.1</text:p>
          </table:table-cell>
          <table:table-cell table:style-name="ce2" table:formula="of:=([.C21]+[.D21])/2+[.$D$1]" office:value-type="float" office:value="70.83301455" calcext:value-type="float">
            <text:p>70.83301455</text:p>
          </table:table-cell>
          <table:table-cell table:style-name="ce7" table:formula="of:=[.E21]^-1" office:value-type="float" office:value="0.0141177105951648" calcext:value-type="float">
            <text:p>0.0141177106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1=</text:p>
          </table:table-cell>
          <table:table-cell office:value-type="float" office:value="38.1" calcext:value-type="float">
            <text:p>38.1</text:p>
          </table:table-cell>
          <table:table-cell table:number-columns-repeated="5"/>
          <table:table-cell office:value-type="float" office:value="38.1" calcext:value-type="float">
            <text:p>3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style-name="ce4" office:value-type="string" calcext:value-type="string">
            <text:p>∆p1, кПа</text:p>
          </table:table-cell>
          <table:table-cell table:style-name="ce4" office:value-type="string" calcext:value-type="string">
            <text:p>∆p2, кПа</text:p>
          </table:table-cell>
          <table:table-cell table:style-name="ce2" office:value-type="string" calcext:value-type="string">
            <text:p>p, кПа</text:p>
          </table:table-cell>
          <table:table-cell table:style-name="ce7" office:value-type="string" calcext:value-type="string">
            <text:p>1/p, кПа^-1</text:p>
          </table:table-cell>
          <table:table-cell/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37.8" calcext:value-type="float">
            <text:p>37.8</text:p>
          </table:table-cell>
          <table:table-cell table:style-name="ce2" table:formula="of:=([.C25]+[.D25])/2+[.$D$1]" office:value-type="float" office:value="138.78301455" calcext:value-type="float">
            <text:p>138.78301455</text:p>
          </table:table-cell>
          <table:table-cell table:style-name="ce7" table:formula="of:=[.E25]^-1" office:value-type="float" office:value="0.00720549271279682" calcext:value-type="float">
            <text:p>0.007205492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19.3" calcext:value-type="float">
            <text:p>19.3</text:p>
          </table:table-cell>
          <table:table-cell table:style-name="ce2" table:formula="of:=([.C26]+[.D26])/2+[.$D$1]" office:value-type="float" office:value="120.53301455" calcext:value-type="float">
            <text:p>120.53301455</text:p>
          </table:table-cell>
          <table:table-cell table:style-name="ce7" table:formula="of:=[.E26]^-1" office:value-type="float" office:value="0.00829648211930496" calcext:value-type="float">
            <text:p>0.008296482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6" calcext:value-type="float">
            <text:p>6.0</text:p>
          </table:table-cell>
          <table:table-cell table:style-name="ce2" table:formula="of:=([.C27]+[.D27])/2+[.$D$1]" office:value-type="float" office:value="106.83301455" calcext:value-type="float">
            <text:p>106.83301455</text:p>
          </table:table-cell>
          <table:table-cell table:style-name="ce7" table:formula="of:=[.E27]^-1" office:value-type="float" office:value="0.00936040234577467" calcext:value-type="float">
            <text:p>0.0093604023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-4.6" calcext:value-type="float">
            <text:p>-4.6</text:p>
          </table:table-cell>
          <table:table-cell table:style-name="ce5" office:value-type="float" office:value="-4.8" calcext:value-type="float">
            <text:p>-4.8</text:p>
          </table:table-cell>
          <table:table-cell table:style-name="ce2" table:formula="of:=([.C28]+[.D28])/2+[.$D$1]" office:value-type="float" office:value="96.28301455" calcext:value-type="float">
            <text:p>96.28301455</text:p>
          </table:table-cell>
          <table:table-cell table:style-name="ce7" table:formula="of:=[.E28]^-1" office:value-type="float" office:value="0.0103860478888589" calcext:value-type="float">
            <text:p>0.0103860479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-13.9" calcext:value-type="float">
            <text:p>-13.9</text:p>
          </table:table-cell>
          <table:table-cell table:style-name="ce5" office:value-type="float" office:value="-14" calcext:value-type="float">
            <text:p>-14.0</text:p>
          </table:table-cell>
          <table:table-cell table:style-name="ce2" table:formula="of:=([.C29]+[.D29])/2+[.$D$1]" office:value-type="float" office:value="87.03301455" calcext:value-type="float">
            <text:p>87.03301455</text:p>
          </table:table-cell>
          <table:table-cell table:style-name="ce7" table:formula="of:=[.E29]^-1" office:value-type="float" office:value="0.0114898927168093" calcext:value-type="float">
            <text:p>0.0114898927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-21.6" calcext:value-type="float">
            <text:p>-21.6</text:p>
          </table:table-cell>
          <table:table-cell table:style-name="ce5" office:value-type="float" office:value="-21.7" calcext:value-type="float">
            <text:p>-21.7</text:p>
          </table:table-cell>
          <table:table-cell table:style-name="ce2" table:formula="of:=([.C30]+[.D30])/2+[.$D$1]" office:value-type="float" office:value="79.33301455" calcext:value-type="float">
            <text:p>79.33301455</text:p>
          </table:table-cell>
          <table:table-cell table:style-name="ce7" table:formula="of:=[.E30]^-1" office:value-type="float" office:value="0.0126050926675646" calcext:value-type="float">
            <text:p>0.0126050927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-28" calcext:value-type="float">
            <text:p>-28.0</text:p>
          </table:table-cell>
          <table:table-cell table:style-name="ce5" office:value-type="float" office:value="-28.1" calcext:value-type="float">
            <text:p>-28.1</text:p>
          </table:table-cell>
          <table:table-cell table:style-name="ce2" table:formula="of:=([.C31]+[.D31])/2+[.$D$1]" office:value-type="float" office:value="72.93301455" calcext:value-type="float">
            <text:p>72.93301455</text:p>
          </table:table-cell>
          <table:table-cell table:style-name="ce7" table:formula="of:=[.E31]^-1" office:value-type="float" office:value="0.013711211666898" calcext:value-type="float">
            <text:p>0.0137112117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1=</text:p>
          </table:table-cell>
          <table:table-cell office:value-type="float" office:value="47.5" calcext:value-type="float">
            <text:p>47.5</text:p>
          </table:table-cell>
          <table:table-cell table:number-columns-repeated="5"/>
          <table:table-cell office:value-type="float" office:value="47.5" calcext:value-type="float">
            <text:p>4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style-name="ce4" office:value-type="string" calcext:value-type="string">
            <text:p>∆p1, кПа</text:p>
          </table:table-cell>
          <table:table-cell table:style-name="ce4" office:value-type="string" calcext:value-type="string">
            <text:p>∆p2, кПа</text:p>
          </table:table-cell>
          <table:table-cell table:style-name="ce2" office:value-type="string" calcext:value-type="string">
            <text:p>p, кПа</text:p>
          </table:table-cell>
          <table:table-cell table:style-name="ce7" office:value-type="string" calcext:value-type="string">
            <text:p>1/p, кПа^-1</text:p>
          </table:table-cell>
          <table:table-cell/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5" office:value-type="float" office:value="41.1" calcext:value-type="float">
            <text:p>41.1</text:p>
          </table:table-cell>
          <table:table-cell table:style-name="ce2" table:formula="of:=([.C35]+[.D35])/2+[.$D$1]" office:value-type="float" office:value="142.08301455" calcext:value-type="float">
            <text:p>142.08301455</text:p>
          </table:table-cell>
          <table:table-cell table:style-name="ce7" table:formula="of:=[.E35]^-1" office:value-type="float" office:value="0.00703813895817992" calcext:value-type="float">
            <text:p>0.007038139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22.7" calcext:value-type="float">
            <text:p>22.7</text:p>
          </table:table-cell>
          <table:table-cell table:style-name="ce5" office:value-type="float" office:value="22.4" calcext:value-type="float">
            <text:p>22.4</text:p>
          </table:table-cell>
          <table:table-cell table:style-name="ce2" table:formula="of:=([.C36]+[.D36])/2+[.$D$1]" office:value-type="float" office:value="123.53301455" calcext:value-type="float">
            <text:p>123.53301455</text:p>
          </table:table-cell>
          <table:table-cell table:style-name="ce7" table:formula="of:=[.E36]^-1" office:value-type="float" office:value="0.00809500200122818" calcext:value-type="float">
            <text:p>0.008095002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8.6" calcext:value-type="float">
            <text:p>8.6</text:p>
          </table:table-cell>
          <table:table-cell table:style-name="ce5" office:value-type="float" office:value="7.9" calcext:value-type="float">
            <text:p>7.9</text:p>
          </table:table-cell>
          <table:table-cell table:style-name="ce2" table:formula="of:=([.C37]+[.D37])/2+[.$D$1]" office:value-type="float" office:value="109.23301455" calcext:value-type="float">
            <text:p>109.23301455</text:p>
          </table:table-cell>
          <table:table-cell table:style-name="ce7" table:formula="of:=[.E37]^-1" office:value-type="float" office:value="0.00915474139498606" calcext:value-type="float">
            <text:p>0.0091547414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-2.2" calcext:value-type="float">
            <text:p>-2.2</text:p>
          </table:table-cell>
          <table:table-cell table:style-name="ce5" office:value-type="float" office:value="-2.4" calcext:value-type="float">
            <text:p>-2.4</text:p>
          </table:table-cell>
          <table:table-cell table:style-name="ce2" table:formula="of:=([.C38]+[.D38])/2+[.$D$1]" office:value-type="float" office:value="98.68301455" calcext:value-type="float">
            <text:p>98.68301455</text:p>
          </table:table-cell>
          <table:table-cell table:style-name="ce7" table:formula="of:=[.E38]^-1" office:value-type="float" office:value="0.0101334561429852" calcext:value-type="float">
            <text:p>0.0101334561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-11.6" calcext:value-type="float">
            <text:p>-11.6</text:p>
          </table:table-cell>
          <table:table-cell table:style-name="ce5" office:value-type="float" office:value="-11.8" calcext:value-type="float">
            <text:p>-11.8</text:p>
          </table:table-cell>
          <table:table-cell table:style-name="ce2" table:formula="of:=([.C39]+[.D39])/2+[.$D$1]" office:value-type="float" office:value="89.28301455" calcext:value-type="float">
            <text:p>89.28301455</text:p>
          </table:table-cell>
          <table:table-cell table:style-name="ce7" table:formula="of:=[.E39]^-1" office:value-type="float" office:value="0.0112003386650882" calcext:value-type="float">
            <text:p>0.0112003387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5" office:value-type="float" office:value="-19.6" calcext:value-type="float">
            <text:p>-19.6</text:p>
          </table:table-cell>
          <table:table-cell table:style-name="ce2" table:formula="of:=([.C40]+[.D40])/2+[.$D$1]" office:value-type="float" office:value="81.38301455" calcext:value-type="float">
            <text:p>81.38301455</text:p>
          </table:table-cell>
          <table:table-cell table:style-name="ce7" table:formula="of:=[.E40]^-1" office:value-type="float" office:value="0.0122875762900823" calcext:value-type="float">
            <text:p>0.0122875763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5" office:value-type="float" office:value="-26.2" calcext:value-type="float">
            <text:p>-26.2</text:p>
          </table:table-cell>
          <table:table-cell table:style-name="ce2" table:formula="of:=([.C41]+[.D41])/2+[.$D$1]" office:value-type="float" office:value="74.78301455" calcext:value-type="float">
            <text:p>74.78301455</text:p>
          </table:table-cell>
          <table:table-cell table:style-name="ce7" table:formula="of:=[.E41]^-1" office:value-type="float" office:value="0.0133720204516682" calcext:value-type="float">
            <text:p>0.0133720205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1=</text:p>
          </table:table-cell>
          <table:table-cell office:value-type="float" office:value="60.6" calcext:value-type="float">
            <text:p>60.6</text:p>
          </table:table-cell>
          <table:table-cell table:number-columns-repeated="5"/>
          <table:table-cell office:value-type="float" office:value="60.6" calcext:value-type="float">
            <text:p>6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style-name="ce4" office:value-type="string" calcext:value-type="string">
            <text:p>∆p1, кПа</text:p>
          </table:table-cell>
          <table:table-cell table:style-name="ce4" office:value-type="string" calcext:value-type="string">
            <text:p>∆p2, кПа</text:p>
          </table:table-cell>
          <table:table-cell table:style-name="ce2" office:value-type="string" calcext:value-type="string">
            <text:p>p, кПа</text:p>
          </table:table-cell>
          <table:table-cell table:style-name="ce7" office:value-type="string" calcext:value-type="string">
            <text:p>1/p, кПа^-1</text:p>
          </table:table-cell>
          <table:table-cell/>
          <table:table-cell table:style-name="ce2" office:value-type="string" calcext:value-type="string">
            <text:p>V<text:span text:style-name="T1">ц </text:span><text:span text:style-name="T2">, мл</text:span>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44.2" calcext:value-type="float">
            <text:p>44.2</text:p>
          </table:table-cell>
          <table:table-cell table:style-name="ce5" office:value-type="float" office:value="44.1" calcext:value-type="float">
            <text:p>44.1</text:p>
          </table:table-cell>
          <table:table-cell table:style-name="ce2" table:formula="of:=([.C45]+[.D45])/2+[.$D$1]" office:value-type="float" office:value="145.13301455" calcext:value-type="float">
            <text:p>145.13301455</text:p>
          </table:table-cell>
          <table:table-cell table:style-name="ce7" table:formula="of:=[.E45]^-1" office:value-type="float" office:value="0.00689023102772725" calcext:value-type="float">
            <text:p>0.006890231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25.8" calcext:value-type="float">
            <text:p>25.8</text:p>
          </table:table-cell>
          <table:table-cell table:style-name="ce5" office:value-type="float" office:value="25.9" calcext:value-type="float">
            <text:p>25.9</text:p>
          </table:table-cell>
          <table:table-cell table:style-name="ce2" table:formula="of:=([.C46]+[.D46])/2+[.$D$1]" office:value-type="float" office:value="126.83301455" calcext:value-type="float">
            <text:p>126.83301455</text:p>
          </table:table-cell>
          <table:table-cell table:style-name="ce7" table:formula="of:=[.E46]^-1" office:value-type="float" office:value="0.00788438249731722" calcext:value-type="float">
            <text:p>0.0078843825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5" office:value-type="float" office:value="11.4" calcext:value-type="float">
            <text:p>11.4</text:p>
          </table:table-cell>
          <table:table-cell table:style-name="ce2" table:formula="of:=([.C47]+[.D47])/2+[.$D$1]" office:value-type="float" office:value="112.38301455" calcext:value-type="float">
            <text:p>112.38301455</text:p>
          </table:table-cell>
          <table:table-cell table:style-name="ce7" table:formula="of:=[.E47]^-1" office:value-type="float" office:value="0.00889814180554031" calcext:value-type="float">
            <text:p>0.008898141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0.5" calcext:value-type="float">
            <text:p>0.5</text:p>
          </table:table-cell>
          <table:table-cell table:style-name="ce2" table:formula="of:=([.C48]+[.D48])/2+[.$D$1]" office:value-type="float" office:value="101.23301455" calcext:value-type="float">
            <text:p>101.23301455</text:p>
          </table:table-cell>
          <table:table-cell table:style-name="ce7" table:formula="of:=[.E48]^-1" office:value-type="float" office:value="0.00987820035237704" calcext:value-type="float">
            <text:p>0.0098782004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-8.8" calcext:value-type="float">
            <text:p>-8.8</text:p>
          </table:table-cell>
          <table:table-cell table:style-name="ce5" office:value-type="float" office:value="-9" calcext:value-type="float">
            <text:p>-9.0</text:p>
          </table:table-cell>
          <table:table-cell table:style-name="ce2" table:formula="of:=([.C49]+[.D49])/2+[.$D$1]" office:value-type="float" office:value="92.08301455" calcext:value-type="float">
            <text:p>92.08301455</text:p>
          </table:table-cell>
          <table:table-cell table:style-name="ce7" table:formula="of:=[.E49]^-1" office:value-type="float" office:value="0.0108597661022165" calcext:value-type="float">
            <text:p>0.0108597661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5" office:value-type="float" office:value="-16.8" calcext:value-type="float">
            <text:p>-16.8</text:p>
          </table:table-cell>
          <table:table-cell table:style-name="ce2" table:formula="of:=([.C50]+[.D50])/2+[.$D$1]" office:value-type="float" office:value="84.18301455" calcext:value-type="float">
            <text:p>84.18301455</text:p>
          </table:table-cell>
          <table:table-cell table:style-name="ce7" table:formula="of:=[.E50]^-1" office:value-type="float" office:value="0.0118788808567322" calcext:value-type="float">
            <text:p>0.0118788809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5" office:value-type="float" office:value="-23.6" calcext:value-type="float">
            <text:p>-23.6</text:p>
          </table:table-cell>
          <table:table-cell table:style-name="ce2" table:formula="of:=([.C51]+[.D51])/2+[.$D$1]" office:value-type="float" office:value="77.38301455" calcext:value-type="float">
            <text:p>77.38301455</text:p>
          </table:table-cell>
          <table:table-cell table:style-name="ce7" table:formula="of:=[.E51]^-1" office:value-type="float" office:value="0.0129227325378215" calcext:value-type="float">
            <text:p>0.0129227325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t, <text:span text:style-name="T3">°C</text:span></text:p>
          </table:table-cell>
          <table:table-cell table:style-name="ce3" office:value-type="string" calcext:value-type="string">
            <text:p>K, Дж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8498.59" calcext:value-type="float">
            <text:p>8498.59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7.4" calcext:value-type="float">
            <text:p>27.4</text:p>
          </table:table-cell>
          <table:table-cell table:style-name="ce3" office:value-type="float" office:value="8928.91" calcext:value-type="float">
            <text:p>8928.91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9250.54" calcext:value-type="float">
            <text:p>9250.54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9250.54" calcext:value-type="float">
            <text:p>9250.54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0.6" calcext:value-type="float">
            <text:p>60.6</text:p>
          </table:table-cell>
          <table:table-cell table:style-name="ce3" office:value-type="float" office:value="9982.05" calcext:value-type="float">
            <text:p>9982.05</text:p>
          </table:table-cell>
          <table:table-cell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6">
      <number:number number:decimal-places="7" number:min-integer-digits="1"/>
    </number:number-style>
    <number:number-style style:name="N107">
      <number:number number:decimal-places="13" number:min-integer-digits="1"/>
    </number:number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20" number:min-integer-digits="1"/>
    </number:number-style>
    <number:number-style style:name="N10122" number:language="en" number:country="US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00:00:02.915648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1:36:33.946708499</meta:creation-date>
    <dc:date>2013-12-05T14:54:21.403397641</dc:date>
    <meta:editing-duration>PT14M58S</meta:editing-duration>
    <meta:editing-cycles>2</meta:editing-cycles>
    <meta:generator>LibreOffice/4.1.3.2$Linux_X86_64 LibreOffice_project/410m0$Build-2</meta:generator>
    <meta:document-statistic meta:table-count="1" meta:cell-count="317" meta:object-count="0"/>
  </office:meta>
</office:document-meta>
</file>